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2.7mm"/>
    </style:style>
    <style:style style:name="co2" style:family="table-column">
      <style:table-column-properties fo:break-before="auto" style:column-width="3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9.5mm" fo:break-before="auto" style:use-optimal-row-height="true"/>
    </style:style>
    <style:style style:name="ro3" style:family="table-row">
      <style:table-row-properties style:row-height="51.5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GameProjec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Название:</text:p>
          </table:table-cell>
          <table:table-cell office:value-type="string" calcext:value-type="string">
            <text:p>Вторжение (Intrusion)</text:p>
          </table:table-cell>
        </table:table-row>
        <table:table-row table:style-name="ro1">
          <table:table-cell office:value-type="string" calcext:value-type="string">
            <text:p>Цель игры:</text:p>
          </table:table-cell>
          <table:table-cell office:value-type="string" calcext:value-type="string">
            <text:p>Осваивать планеты, отражать атаки врагов.</text:p>
          </table:table-cell>
        </table:table-row>
        <table:table-row table:style-name="ro1">
          <table:table-cell office:value-type="string" calcext:value-type="string">
            <text:p>Возможные действия в игре:</text:p>
          </table:table-cell>
          <table:table-cell office:value-type="string" calcext:value-type="string">
            <text:p>Бой, строительство, исследование, добыча ресурсов, торговля.</text:p>
          </table:table-cell>
        </table:table-row>
        <table:table-row table:style-name="ro1">
          <table:table-cell office:value-type="string" calcext:value-type="string">
            <text:p>Игровые пространства:</text:p>
          </table:table-cell>
          <table:table-cell office:value-type="string" calcext:value-type="string">
            <text:p>Космос, планета, сектор, локация.</text:p>
          </table:table-cell>
        </table:table-row>
        <table:table-row table:style-name="ro1">
          <table:table-cell office:value-type="string" calcext:value-type="string">
            <text:p>Специализации:</text:p>
          </table:table-cell>
          <table:table-cell office:value-type="string" calcext:value-type="string">
            <text:p>Инженер, ученый, воин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У игрока четыре персонажа, которые могут развиваться в трех направления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Предыстория и развитие:</text:p>
          </table:table-cell>
          <table:table-cell office:value-type="string" calcext:value-type="string">
            <text:p>Человечество достигло высокого технического развития,</text:p>
            <text:p>но одновременно с этим ему уже было мало места на земле, и как следствие освоение</text:p>
            <text:p>космических просторов стало выходом из сложившейся ситуации, начали строиться колониальные</text:p>
            <text:p>корабли и формироваться межзвездные экспедиции. Но оказалось человечество не единственная и</text:p>
            <text:p>далеко не самая сильная цивилизация в обозримом космосе, колониальный корабли и поселения начали</text:p>
            <text:p>безжалостно истребляться неизвестным противником. Силы людей истощались цивилизация угасала,</text:p>
            <text:p>наконец особым отделом земных дел была раскрыта причина столь удачных атак неизвестных сил,</text:p>
            <text:p>агенты врагов глубоко внедрились в жизненно важные структуры человечества и вроде уже можно было бы исправить ситуацию,</text:p>
            <text:p>но было слишком поздно, человечество было практически полностью подчинено неземному разуму,</text:p>
            <text:p>и хотя физически ещё ни кто не видел ни одного пришельца,</text:p>
            <text:p>разум большинства оставшихся в живых уже не принадлежал хозяевам.</text:p>
            <text:p>Не за горами был физический захват, и тогда остатками сопротивления человечества была предпринята последняя попытка,</text:p>
            <text:p>в кратчайшие сроки была собрана команда специалистов и направлена в неизвестные глубины космоса,</text:p>
            <text:p>для сохранности информации координаты прибытия выбирались кораблем уже после старта для того,</text:p>
            <text:p>чтоб у врагов не было возможности помешать задаче.</text:p>
            <text:p>Последняя надежда землян.</text:p>
            <text:p>Целью их миссии стало основание и развитие новой колонии с последующим освобождением родного мира.</text:p>
            <text:p>Но не все хорошо было в экспедиции, попав в космический шторм была совершена экстренная посадка в мире,</text:p>
            <text:p>который не был занесен даже в информационные базы компьютерного мозга корабля, выжить удалось только четверым,</text:p>
            <text:p>на вас последняя надежда …</text:p>
          </table:table-cell>
        </table:table-row>
      </table:table>
      <table:table table:name="FirstSteps" table:style-name="ta1">
        <table:table-column table:style-name="co4" table:default-cell-style-name="ce1"/>
        <table:table-column table:style-name="co3" table:number-columns-repeated="21" table:default-cell-style-name="Default"/>
        <table:table-row table:style-name="ro3">
          <table:table-cell office:value-type="string" calcext:value-type="string" table:number-columns-spanned="22" table:number-rows-spanned="1">
            <text:p>С целью увеличения эффективности проекта и уменьшению размера конечного продукта решено было работать с собственными изображениями. Т.е. изображения будут созданны кастомным графическим редактором (который ещё нужно написать), и сохранены в отдельный файл, в дальнейшем они на стороне представления (визуальной части приложения будут преобразованы в массив изображений.)</text:p>
          </table:table-cell>
          <table:covered-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9T13:52:39.503559482</dc:date>
    <meta:editing-duration>PT18M28S</meta:editing-duration>
    <meta:editing-cycles>1</meta:editing-cycles>
    <meta:generator>LibreOffice/6.0.7.3$Linux_X86_64 LibreOffice_project/00m0$Build-3</meta:generator>
    <meta:document-statistic meta:table-count="2" meta:cell-count="14" meta:object-count="0"/>
  </office:meta>
</office:document-meta>
</file>